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Title">
      <style:text-properties fo:language="en" fo:country="US"/>
    </style:style>
    <style:style style:name="P6" style:family="paragraph" style:parent-style-name="Heading_20_1">
      <style:text-properties fo:language="en" fo:country="US" officeooo:rsid="001f6264" officeooo:paragraph-rsid="001f6264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>
      <style:text-properties fo:language="en" fo:country="US" officeooo:paragraph-rsid="001e4499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d0043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e1c8d"/>
    </style:style>
    <style:style style:name="T4" style:family="text">
      <style:text-properties fo:color="#ff0000" style:text-position="super 58%" officeooo:rsid="001e449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0043"/>
    </style:style>
    <style:style style:name="T7" style:family="text">
      <style:text-properties fo:language="en" fo:country="US" officeooo:rsid="001e1c8d"/>
    </style:style>
    <style:style style:name="T8" style:family="text">
      <style:text-properties officeooo:rsid="001f62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_Toc163_385553437"/>MusicZapper<text:span text:style-name="T4">beta</text:span><text:bookmark-end text:name="__RefHeading___Toc163_385553437"/></text:p>
      <text:h text:style-name="P6" text:outline-level="1" text:is-list-header="true">Quick Tutorial</text:h>
      <text:h text:style-name="P8" text:outline-level="2"><text:bookmark-start text:name="__RefHeading___Toc165_385553437"/>Define the <text:span text:style-name="T1">options</text:span><text:bookmark-end text:name="__RefHeading___Toc165_385553437"/></text:h>
      <text:p text:style-name="P1"><text:span text:style-name="T1">Define the </text:span>target path <text:span text:style-name="T1">with </text:span><text:span text:style-name="T2">Edit</text:span> &gt; <text:span text:style-name="T2">Preferences</text:span> (F10). </text:p>
      <text:p text:style-name="P1">Then, define the action corresponding to each button:</text:p>
      <text:list xml:id="list5828402239257588448" text:style-name="L2">
        <text:list-item>
          <text:p text:style-name="P3">Keep </text:p>
        </text:list-item>
      </text:list>
      <text:list xml:id="list6638579786566776832" text:style-name="L1">
        <text:list-item>
          <text:p text:style-name="P4">Zap</text:p>
        </text:list-item>
        <text:list-item>
          <text:p text:style-name="P4">Move </text:p>
        </text:list-item>
      </text:list>
      <text:p text:style-name="P2"/>
      <text:p text:style-name="P1"><text:span text:style-name="T3">Click </text:span><text:span text:style-name="T2">Apply</text:span>.</text:p>
      <text:p text:style-name="P1"/>
      <text:h text:style-name="P7" text:outline-level="2" text:is-list-header="true"><text:bookmark-start text:name="__RefHeading___Toc167_385553437"/>Open the media files<text:bookmark-end text:name="__RefHeading___Toc167_385553437"/></text:h>
      <text:p text:style-name="P1">Drag-n-drop the media <text:span text:style-name="T3">files</text:span> in<text:span text:style-name="T3">to</text:span> the playlist.</text:p>
      <text:p text:style-name="P1"/>
      <text:h text:style-name="P7" text:outline-level="2" text:is-list-header="true"><text:bookmark-start text:name="__RefHeading___Toc169_385553437"/>P<text:span text:style-name="T3">l</text:span>ay<text:bookmark-end text:name="__RefHeading___Toc169_385553437"/></text:h>
      <text:p text:style-name="P1">Play the first media</text:p>
      <text:p text:style-name="P1">Click Keep or Zap or Move. </text:p>
      <text:p text:style-name="P1"/>
      <text:h text:style-name="P7" text:outline-level="2" text:is-list-header="true"><text:bookmark-start text:name="__RefHeading___Toc171_385553437"/>Save the current playlist<text:bookmark-end text:name="__RefHeading___Toc171_385553437"/></text:h>
      <text:p text:style-name="P1"><text:span text:style-name="T3">The current </text:span>playlist can be auto-saved, in the default Music directory. </text:p>
      <text:p text:style-name="P2">You can also save/open it manually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1f6264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2M12S</meta:editing-duration>
    <meta:editing-cycles>5</meta:editing-cycles>
    <meta:generator>LibreOffice/5.2.6.2$Windows_X86_64 LibreOffice_project/a3100ed2409ebf1c212f5048fbe377c281438fdc</meta:generator>
    <meta:creation-date>2017-05-11T18:33:52.492000000</meta:creation-date>
    <dc:date>2017-05-22T20:22:22.337000000</dc:date>
    <meta:document-statistic meta:table-count="0" meta:image-count="0" meta:object-count="0" meta:page-count="1" meta:paragraph-count="17" meta:word-count="74" meta:character-count="431" meta:non-whitespace-character-count="372"/>
  </office:meta>
</office:document-meta>
</file>